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62cm" svg:x="1.4cm" svg:y="0.809cm" presentation:class="title" presentation:user-transformed="true">
          <draw:text-box>
            <text:p>自主プロ<text:line-break/>AI Pacman</text:p>
          </draw:text-box>
        </draw:frame>
        <draw:frame presentation:style-name="pr2" draw:layer="layout" svg:width="24.639cm" svg:height="12.18cm" svg:x="1.4cm" svg:y="4.914cm" presentation:class="subtitle">
          <draw:text-box>
            <text:p>機械情報</text:p>
            <text:p>120291</text:p>
            <text:p>レ　チュン　キエン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自主プロ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https://github.com/letrungkien211/</text:p>
                <text:list>
                  <text:list-item>
                    <text:p>Alpha-Beta Pruning</text:p>
                  </text:list-item>
                  <text:list-item>
                    <text:p>Backpropagation Neural Network</text:p>
                  </text:list-item>
                  <text:list-item>
                    <text:p>Genetic Algorithm (BPNN Mutation)</text:p>
                  </text:list-item>
                  <text:list-item>
                    <text:p>Q Learning (Reinforcement Learning)*</text:p>
                  </text:list-item>
                  <text:list-item>
                    <text:p>Hidden Markov Model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trungkien7 </meta:initial-creator>
    <meta:creation-date>2013-01-22T13:37:44</meta:creation-date>
    <dc:date>2013-01-25T15:39:35</dc:date>
    <dc:creator>letrungkien7 </dc:creator>
    <meta:editing-duration>PT3H58M29S</meta:editing-duration>
    <meta:editing-cycles>9</meta:editing-cycles>
    <meta:generator>LibreOffice/3.5$Linux_X86_64 LibreOffice_project/350m1$Build-2</meta:generator>
    <meta:document-statistic meta:object-count="29"/>
  </office:meta>
</office:document-meta>
</file>